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41cm"/>
    </style:style>
    <style:style style:name="gr1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P3" style:family="paragraph">
      <style:text-properties fo:color="#009900"/>
    </style:style>
    <style:style style:name="P4" style:family="paragraph">
      <style:text-properties fo:color="#7e0021" fo:font-weight="bold" style:font-weight-asian="bold" style:font-weight-complex="bold"/>
    </style:style>
    <style:style style:name="T1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9900"/>
    </style:style>
    <style:style style:name="T4" style:family="text">
      <style:text-properties fo:color="#003300"/>
    </style:style>
    <style:style style:name="T5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683cm" svg:height="1.121cm" svg:x="5.815cm" svg:y="16.389cm">
          <text:p text:style-name="P1">a.out</text:p>
        </draw:rect>
        <draw:g>
          <draw:connector draw:style-name="gr2" draw:text-style-name="P1" xml:id="id1" draw:id="id1" draw:layer="layout" draw:type="line" svg:x1="20.293cm" svg:y1="7.551cm" svg:x2="20.227cm" svg:y2="10.674cm" svg:d="M20293 7551l-66 3123">
            <text:p/>
          </draw:connector>
          <draw:connector draw:style-name="gr3" draw:text-style-name="P1" draw:layer="layout" draw:type="line" svg:x1="20.293cm" svg:y1="7.551cm" svg:x2="15.859cm" svg:y2="7.552cm" draw:start-shape="id1" draw:start-glue-point="2" svg:d="M20293 7551l-4434 1">
            <text:p/>
          </draw:connector>
        </draw:g>
        <draw:rect draw:style-name="gr1" draw:text-style-name="P1" draw:layer="layout" svg:width="5.842cm" svg:height="1.778cm" svg:x="4.926cm" svg:y="10.674cm">
          <text:p text:style-name="P1">Lib1.so, Lib2.so, ...</text:p>
        </draw:rect>
        <draw:rect draw:style-name="gr1" draw:text-style-name="P1" draw:layer="layout" svg:width="4.191cm" svg:height="1.121cm" svg:x="18.007cm" svg:y="16.389cm">
          <text:p text:style-name="P1">a.out</text:p>
        </draw:rect>
        <draw:rect draw:style-name="gr1" draw:text-style-name="P1" draw:layer="layout" svg:width="4.191cm" svg:height="1.778cm" svg:x="11.658cm" svg:y="6.61cm">
          <text:p text:style-name="P1">Main.o</text:p>
        </draw:rect>
        <draw:g>
          <draw:connector draw:style-name="gr2" draw:text-style-name="P1" xml:id="id2" draw:id="id2" draw:layer="layout" draw:type="line" svg:x1="7.786cm" svg:y1="7.551cm" svg:x2="7.72cm" svg:y2="10.674cm" svg:d="M7786 7551l-66 3123">
            <text:p/>
          </draw:connector>
          <draw:connector draw:style-name="gr3" draw:text-style-name="P1" draw:layer="layout" draw:type="line" svg:x1="7.786cm" svg:y1="7.551cm" svg:x2="11.657cm" svg:y2="7.551cm" draw:start-shape="id2" draw:start-glue-point="2" svg:d="M7786 7551h3871">
            <text:p/>
          </draw:connector>
        </draw:g>
        <draw:rect draw:style-name="gr1" draw:text-style-name="P1" draw:layer="layout" svg:width="5.842cm" svg:height="1.778cm" svg:x="17.626cm" svg:y="10.674cm">
          <text:p text:style-name="P1">Lib1.a, Lib2.a, ...</text:p>
        </draw:rect>
        <draw:line draw:style-name="gr4" draw:text-style-name="P1" draw:layer="layout" svg:x1="20.166cm" svg:y1="12.452cm" svg:x2="20.166cm" svg:y2="16.389cm">
          <text:p/>
        </draw:line>
        <draw:line draw:style-name="gr4" draw:text-style-name="P1" draw:layer="layout" svg:x1="7.72cm" svg:y1="12.452cm" svg:x2="7.728cm" svg:y2="16.464cm">
          <text:p/>
        </draw:line>
        <draw:frame draw:style-name="gr5" draw:text-style-name="P2" draw:layer="layout" svg:width="9.652cm" svg:height="2.765cm" svg:x="2.386cm" svg:y="6.087cm">
          <draw:text-box>
            <text:p><text:span text:style-name="T1">Dynamic</text:span><text:span text:style-name="T2"> </text:span><text:span text:style-name="T1">Linking</text:span></text:p>
          </draw:text-box>
        </draw:frame>
        <draw:frame draw:style-name="gr5" draw:text-style-name="P2" draw:layer="layout" svg:width="8.89cm" svg:height="2.765cm" svg:x="15.975cm" svg:y="6.236cm">
          <draw:text-box>
            <text:p><text:span text:style-name="T1">Static Linking</text:span></text:p>
          </draw:text-box>
        </draw:frame>
        <draw:frame draw:style-name="gr6" draw:layer="layout" svg:width="3.47cm" svg:height="1.673cm" svg:x="4.291cm" svg:y="9.15cm">
          <draw:text-box>
            <text:p><text:span text:style-name="T3">610 kb,</text:span></text:p>
            <text:p><text:span text:style-name="T3">700 kb, ..</text:span><text:span text:style-name="T4">.</text:span> </text:p>
          </draw:text-box>
        </draw:frame>
        <draw:frame draw:style-name="gr7" draw:text-style-name="P3" draw:layer="layout" svg:width="3.292cm" svg:height="1.673cm" svg:x="20.578cm" svg:y="9.001cm">
          <draw:text-box>
            <text:p><text:span text:style-name="T3">500 kb, </text:span></text:p>
            <text:p><text:span text:style-name="T3">900 kb, ...</text:span></text:p>
          </draw:text-box>
        </draw:frame>
        <draw:frame draw:style-name="gr8" draw:text-style-name="P3" draw:layer="layout" svg:width="3.292cm" svg:height="2.181cm" svg:x="7.847cm" svg:y="14.589cm">
          <draw:text-box>
            <text:p><text:span text:style-name="T3">Results in</text:span></text:p>
            <text:p><text:span text:style-name="T3">6 kb</text:span></text:p>
          </draw:text-box>
        </draw:frame>
        <draw:frame draw:style-name="gr8" draw:text-style-name="P3" draw:layer="layout" svg:width="3.292cm" svg:height="2.181cm" svg:x="16.582cm" svg:y="14.484cm">
          <draw:text-box>
            <text:p><text:span text:style-name="T3">Results in</text:span></text:p>
            <text:p><text:span text:style-name="T3">5020 kb</text:span></text:p>
          </draw:text-box>
        </draw:frame>
        <draw:rect draw:style-name="gr1" draw:text-style-name="P1" draw:layer="layout" svg:width="4.699cm" svg:height="1.27cm" svg:x="11.657cm" svg:y="2.905cm">
          <text:p text:style-name="P1">Source file</text:p>
        </draw:rect>
        <draw:line draw:style-name="gr2" draw:text-style-name="P1" draw:layer="layout" svg:x1="13.816cm" svg:y1="4.175cm" svg:x2="13.816cm" svg:y2="6.715cm">
          <text:p/>
        </draw:line>
        <draw:frame draw:style-name="gr9" draw:text-style-name="P4" draw:layer="layout" svg:width="3.952cm" svg:height="1.038cm" svg:x="13.816cm" svg:y="4.556cm">
          <draw:text-box>
            <text:p><text:span text:style-name="T5">Compiling</text:span></text:p>
          </draw:text-box>
        </draw:frame>
        <draw:frame draw:style-name="gr10" draw:text-style-name="P2" draw:layer="layout" svg:width="9.439cm" svg:height="1.195cm" svg:x="3.529cm" svg:y="17.585cm">
          <draw:text-box>
            <text:p><text:span text:style-name="T6">Very small Executable</text:span></text:p>
          </draw:text-box>
        </draw:frame>
        <draw:frame draw:style-name="gr11" draw:text-style-name="P2" draw:layer="layout" svg:width="8.541cm" svg:height="1.195cm" svg:x="16.356cm" svg:y="17.458cm">
          <draw:text-box>
            <text:p><text:span text:style-name="T6">Very big Executable</text:span></text:p>
          </draw:text-box>
        </draw:frame>
        <draw:line draw:style-name="gr12" draw:text-style-name="P1" draw:layer="layout" svg:x1="22.833cm" svg:y1="13.319cm" svg:x2="21.944cm" svg:y2="11.922cm">
          <text:p/>
        </draw:line>
        <draw:line draw:style-name="gr13" draw:text-style-name="P1" draw:layer="layout" svg:x1="4.271cm" svg:y1="13.213cm" svg:x2="5.541cm" svg:y2="12.07cm">
          <text:p/>
        </draw:line>
        <draw:frame draw:style-name="gr14" draw:text-style-name="P2" draw:layer="layout" svg:width="3.186cm" svg:height="1.673cm" svg:x="21.817cm" svg:y="13.424cm">
          <draw:text-box>
            <text:p text:style-name="P2"><text:span text:style-name="T7">Static</text:span></text:p>
            <text:p text:style-name="P2"><text:span text:style-name="T7">Libraries</text:span></text:p>
          </draw:text-box>
        </draw:frame>
        <draw:frame draw:style-name="gr14" draw:text-style-name="P2" draw:layer="layout" svg:width="3.186cm" svg:height="1.673cm" svg:x="2.513cm" svg:y="13.171cm">
          <draw:text-box>
            <text:p text:style-name="P2"><text:span text:style-name="T7">Dynamic</text:span></text:p>
            <text:p text:style-name="P2"><text:span text:style-name="T7">Libra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Adhikari</meta:initial-creator>
    <meta:creation-date>2018-03-10T15:30:50</meta:creation-date>
    <dc:date>2018-03-13T00:19:39</dc:date>
    <dc:creator>Krishna Adhikari</dc:creator>
    <meta:editing-duration>PT1H42M2S</meta:editing-duration>
    <meta:editing-cycles>9</meta:editing-cycles>
    <meta:generator>OpenOffice/4.1.3$Unix OpenOffice.org_project/413m1$Build-9783</meta:generator>
    <meta:document-statistic meta:object-count="28"/>
  </office:meta>
</office:document-meta>
</file>